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b4ff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0000"/>
    </style:style>
    <style:style style:name="gr4" style:family="graphic" style:parent-style-name="standard">
      <style:graphic-properties draw:stroke="none" svg:stroke-width="0.001cm" draw:fill-color="#ffffff"/>
    </style:style>
    <style:style style:name="gr5" style:family="graphic" style:parent-style-name="standard">
      <style:graphic-properties draw:stroke="none" svg:stroke-width="0.001cm" draw:fill-color="#0078aa"/>
    </style:style>
    <style:style style:name="gr6" style:family="graphic" style:parent-style-name="standard">
      <style:graphic-properties draw:stroke="none" svg:stroke-width="0.001cm" draw:fill-color="#004866"/>
    </style:style>
  </office:automatic-styles>
  <office:body>
    <office:drawing>
      <draw:page draw:name="page1" draw:style-name="dp1" draw:master-page-name="Default">
        <draw:g>
          <draw:glue-point draw:id="4" svg:x="-2.879cm" svg:y="-5cm"/>
          <draw:glue-point draw:id="5" svg:x="2.819cm" svg:y="-5cm"/>
          <draw:glue-point draw:id="6" svg:x="-0.03cm" svg:y="-5cm"/>
          <draw:glue-point draw:id="7" svg:x="-2.879cm" svg:y="5cm"/>
          <draw:glue-point draw:id="8" svg:x="2.88cm" svg:y="5cm"/>
          <draw:glue-point draw:id="9" svg:x="0.001cm" svg:y="5cm"/>
          <draw:glue-point draw:id="10" svg:x="-5cm" svg:y="-2.348cm"/>
          <draw:glue-point draw:id="11" svg:x="-5cm" svg:y="1.835cm"/>
          <draw:glue-point draw:id="12" svg:x="-5cm" svg:y="-0.258cm"/>
          <draw:glue-point draw:id="13" svg:x="5cm" svg:y="-2.348cm"/>
          <draw:glue-point draw:id="14" svg:x="5cm" svg:y="2.038cm"/>
          <draw:glue-point draw:id="15" svg:x="5cm" svg:y="-0.156cm"/>
          <draw:glue-point draw:id="16" svg:x="-0.007cm" svg:y="-0.103cm"/>
          <draw:polygon draw:style-name="gr1" draw:layer="layout" svg:width="3.374cm" svg:height="1.122cm" svg:x="0cm" svg:y="0cm" svg:viewBox="0 0 3375 1123" draw:points="715,1123 0,530 715,0 2638,0 3375,530 2659,1123">
            <text:p/>
          </draw:polygon>
          <draw:line draw:style-name="gr2" draw:layer="layout" svg:x1="0.717cm" svg:y1="1.123cm" svg:x2="0cm" svg:y2="0.53cm">
            <text:p/>
          </draw:line>
          <draw:polyline draw:style-name="gr2" draw:layer="layout" svg:width="0cm" svg:height="0cm" svg:x="0cm" svg:y="0.53cm" svg:viewBox="0 0 0 0" draw:points="0,0">
            <text:p/>
          </draw:polyline>
          <draw:line draw:style-name="gr2" draw:layer="layout" svg:x1="0cm" svg:y1="0.531cm" svg:x2="0.717cm" svg:y2="0cm">
            <text:p/>
          </draw:line>
          <draw:polyline draw:style-name="gr2" draw:layer="layout" svg:width="0cm" svg:height="0cm" svg:x="0.716cm" svg:y="0cm" svg:viewBox="0 0 0 0" draw:points="0,0">
            <text:p/>
          </draw:polyline>
          <draw:line draw:style-name="gr2" draw:layer="layout" svg:x1="0.716cm" svg:y1="0cm" svg:x2="2.64cm" svg:y2="0cm">
            <text:p/>
          </draw:line>
          <draw:polyline draw:style-name="gr2" draw:layer="layout" svg:width="0cm" svg:height="0cm" svg:x="2.638cm" svg:y="0cm" svg:viewBox="0 0 0 0" draw:points="0,0">
            <text:p/>
          </draw:polyline>
          <draw:line draw:style-name="gr2" draw:layer="layout" svg:x1="2.638cm" svg:y1="0cm" svg:x2="3.375cm" svg:y2="0.531cm">
            <text:p/>
          </draw:line>
          <draw:polyline draw:style-name="gr2" draw:layer="layout" svg:width="0cm" svg:height="0cm" svg:x="3.374cm" svg:y="0.53cm" svg:viewBox="0 0 0 0" draw:points="0,0">
            <text:p/>
          </draw:polyline>
          <draw:line draw:style-name="gr2" draw:layer="layout" svg:x1="3.375cm" svg:y1="0.53cm" svg:x2="2.659cm" svg:y2="1.123cm">
            <text:p/>
          </draw:line>
          <draw:polyline draw:style-name="gr2" draw:layer="layout" svg:width="0cm" svg:height="0cm" svg:x="2.659cm" svg:y="1.122cm" svg:viewBox="0 0 0 0" draw:points="0,0">
            <text:p/>
          </draw:polyline>
          <draw:line draw:style-name="gr2" draw:layer="layout" svg:x1="2.66cm" svg:y1="1.122cm" svg:x2="0.716cm" svg:y2="1.122cm">
            <text:p/>
          </draw:line>
          <draw:polyline draw:style-name="gr2" draw:layer="layout" svg:width="0cm" svg:height="0cm" svg:x="0.716cm" svg:y="1.122cm" svg:viewBox="0 0 0 0" draw:points="0,0">
            <text:p/>
          </draw:polyline>
          <draw:polygon draw:style-name="gr3" draw:layer="layout" svg:width="1.105cm" svg:height="0.367cm" svg:x="1.738cm" svg:y="0.142cm" svg:viewBox="0 0 1106 368" draw:points="0,286 245,368 818,142 1106,204 961,0 245,0 553,61">
            <text:p/>
          </draw:polygon>
          <draw:polygon draw:style-name="gr3" draw:layer="layout" svg:width="1.106cm" svg:height="0.367cm" svg:x="0.531cm" svg:y="0.592cm" svg:viewBox="0 0 1107 368" draw:points="1107,81 860,0 267,225 0,163 143,368 840,368 553,286">
            <text:p/>
          </draw:polygon>
          <draw:polygon draw:style-name="gr3" draw:layer="layout" svg:width="1.105cm" svg:height="0.368cm" svg:x="0.593cm" svg:y="0.122cm" svg:viewBox="0 0 1106 369" draw:points="0,81 246,0 839,245 1106,163 962,369 246,369 553,307">
            <text:p/>
          </draw:polygon>
          <draw:polygon draw:style-name="gr3" draw:layer="layout" svg:width="1.105cm" svg:height="0.367cm" svg:x="1.697cm" svg:y="0.612cm" svg:viewBox="0 0 1106 368" draw:points="1106,286 860,368 266,142 0,204 143,0 840,0 553,61">
            <text:p/>
          </draw:polygon>
          <draw:polygon draw:style-name="gr4" draw:layer="layout" svg:width="1.105cm" svg:height="0.367cm" svg:x="1.758cm" svg:y="0.163cm" svg:viewBox="0 0 1106 368" draw:points="0,285 246,368 819,121 1106,204 941,0 246,0 553,60">
            <text:p/>
          </draw:polygon>
          <draw:polygon draw:style-name="gr4" draw:layer="layout" svg:width="1.105cm" svg:height="0.367cm" svg:x="0.551cm" svg:y="0.592cm" svg:viewBox="0 0 1106 368" draw:points="1106,81 861,0 266,245 0,163 144,368 839,368 553,307">
            <text:p/>
          </draw:polygon>
          <draw:polygon draw:style-name="gr4" draw:layer="layout" svg:width="1.104cm" svg:height="0.367cm" svg:x="0.614cm" svg:y="0.142cm" svg:viewBox="0 0 1105 368" draw:points="0,81 245,0 818,224 1105,163 962,368 245,368 552,306">
            <text:p/>
          </draw:polygon>
          <draw:polygon draw:style-name="gr4" draw:layer="layout" svg:width="1.105cm" svg:height="0.368cm" svg:x="1.717cm" svg:y="0.632cm" svg:viewBox="0 0 1106 369" draw:points="1106,287 860,369 266,123 0,205 143,0 839,0 553,61">
            <text:p/>
          </draw:polygon>
          <draw:polygon draw:style-name="gr5" draw:layer="layout" svg:width="1.943cm" svg:height="0.878cm" svg:x="0.716cm" svg:y="1.122cm" svg:viewBox="0 0 1944 879" draw:points="0,0 0,879 1944,879 1944,0">
            <text:p/>
          </draw:polygon>
          <draw:line draw:style-name="gr2" draw:layer="layout" svg:x1="0.716cm" svg:y1="1.122cm" svg:x2="0.716cm" svg:y2="2.001cm">
            <text:p/>
          </draw:line>
          <draw:polyline draw:style-name="gr2" draw:layer="layout" svg:width="0cm" svg:height="0cm" svg:x="0.716cm" svg:y="2cm" svg:viewBox="0 0 0 0" draw:points="0,0">
            <text:p/>
          </draw:polyline>
          <draw:line draw:style-name="gr2" draw:layer="layout" svg:x1="0.716cm" svg:y1="2cm" svg:x2="2.66cm" svg:y2="2cm">
            <text:p/>
          </draw:line>
          <draw:polyline draw:style-name="gr2" draw:layer="layout" svg:width="0cm" svg:height="0cm" svg:x="2.659cm" svg:y="2cm" svg:viewBox="0 0 0 0" draw:points="0,0">
            <text:p/>
          </draw:polyline>
          <draw:line draw:style-name="gr2" draw:layer="layout" svg:x1="2.659cm" svg:y1="2.001cm" svg:x2="2.659cm" svg:y2="1.122cm">
            <text:p/>
          </draw:line>
          <draw:polyline draw:style-name="gr2" draw:layer="layout" svg:width="0cm" svg:height="0cm" svg:x="2.659cm" svg:y="1.122cm" svg:viewBox="0 0 0 0" draw:points="0,0">
            <text:p/>
          </draw:polyline>
          <draw:line draw:style-name="gr2" draw:layer="layout" svg:x1="2.66cm" svg:y1="1.122cm" svg:x2="0.716cm" svg:y2="1.122cm">
            <text:p/>
          </draw:line>
          <draw:polyline draw:style-name="gr2" draw:layer="layout" svg:width="0cm" svg:height="0cm" svg:x="0.716cm" svg:y="1.122cm" svg:viewBox="0 0 0 0" draw:points="0,0">
            <text:p/>
          </draw:polyline>
          <draw:polygon draw:style-name="gr6" draw:layer="layout" svg:width="0.715cm" svg:height="1.47cm" svg:x="2.659cm" svg:y="0.53cm" svg:viewBox="0 0 716 1471" draw:points="0,592 0,1471 716,878 716,0">
            <text:p/>
          </draw:polygon>
          <draw:line draw:style-name="gr2" draw:layer="layout" svg:x1="2.659cm" svg:y1="1.122cm" svg:x2="2.659cm" svg:y2="2.001cm">
            <text:p/>
          </draw:line>
          <draw:polyline draw:style-name="gr2" draw:layer="layout" svg:width="0cm" svg:height="0cm" svg:x="2.659cm" svg:y="2cm" svg:viewBox="0 0 0 0" draw:points="0,0">
            <text:p/>
          </draw:polyline>
          <draw:line draw:style-name="gr2" draw:layer="layout" svg:x1="2.659cm" svg:y1="2.001cm" svg:x2="3.375cm" svg:y2="1.408cm">
            <text:p/>
          </draw:line>
          <draw:polyline draw:style-name="gr2" draw:layer="layout" svg:width="0cm" svg:height="0cm" svg:x="3.374cm" svg:y="1.408cm" svg:viewBox="0 0 0 0" draw:points="0,0">
            <text:p/>
          </draw:polyline>
          <draw:line draw:style-name="gr2" draw:layer="layout" svg:x1="3.374cm" svg:y1="1.408cm" svg:x2="3.374cm" svg:y2="0.53cm">
            <text:p/>
          </draw:line>
          <draw:polyline draw:style-name="gr2" draw:layer="layout" svg:width="0cm" svg:height="0cm" svg:x="3.374cm" svg:y="0.53cm" svg:viewBox="0 0 0 0" draw:points="0,0">
            <text:p/>
          </draw:polyline>
          <draw:line draw:style-name="gr2" draw:layer="layout" svg:x1="3.375cm" svg:y1="0.53cm" svg:x2="2.659cm" svg:y2="1.123cm">
            <text:p/>
          </draw:line>
          <draw:polyline draw:style-name="gr2" draw:layer="layout" svg:width="0cm" svg:height="0cm" svg:x="2.659cm" svg:y="1.122cm" svg:viewBox="0 0 0 0" draw:points="0,0">
            <text:p/>
          </draw:polyline>
          <draw:polygon draw:style-name="gr1" draw:layer="layout" svg:width="0.716cm" svg:height="1.47cm" svg:x="0cm" svg:y="0.53cm" svg:viewBox="0 0 717 1471" draw:points="717,592 717,1471 0,837 0,0">
            <text:p/>
          </draw:polygon>
          <draw:line draw:style-name="gr2" draw:layer="layout" svg:x1="0.716cm" svg:y1="1.122cm" svg:x2="0.716cm" svg:y2="2.001cm">
            <text:p/>
          </draw:line>
          <draw:polyline draw:style-name="gr2" draw:layer="layout" svg:width="0cm" svg:height="0cm" svg:x="0.716cm" svg:y="2cm" svg:viewBox="0 0 0 0" draw:points="0,0">
            <text:p/>
          </draw:polyline>
          <draw:line draw:style-name="gr2" draw:layer="layout" svg:x1="0.717cm" svg:y1="2.001cm" svg:x2="0cm" svg:y2="1.367cm">
            <text:p/>
          </draw:line>
          <draw:polyline draw:style-name="gr2" draw:layer="layout" svg:width="0cm" svg:height="0cm" svg:x="0cm" svg:y="1.367cm" svg:viewBox="0 0 0 0" draw:points="0,0">
            <text:p/>
          </draw:polyline>
          <draw:line draw:style-name="gr2" draw:layer="layout" svg:x1="0cm" svg:y1="1.368cm" svg:x2="0cm" svg:y2="0.53cm">
            <text:p/>
          </draw:line>
          <draw:polyline draw:style-name="gr2" draw:layer="layout" svg:width="0cm" svg:height="0cm" svg:x="0cm" svg:y="0.53cm" svg:viewBox="0 0 0 0" draw:points="0,0">
            <text:p/>
          </draw:polyline>
          <draw:line draw:style-name="gr2" draw:layer="layout" svg:x1="0cm" svg:y1="0.53cm" svg:x2="0.717cm" svg:y2="1.123cm">
            <text:p/>
          </draw:line>
          <draw:polyline draw:style-name="gr2" draw:layer="layout" svg:width="0cm" svg:height="0cm" svg:x="0.716cm" svg:y="1.122cm" svg:viewBox="0 0 0 0" draw:points="0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avelength router</dc:title>
    <meta:creation-date>2011-02-07T16:40:48</meta:creation-date>
    <meta:editing-duration>P0D</meta:editing-duration>
    <meta:editing-cycles>1</meta:editing-cycles>
    <meta:document-statistic meta:object-count="49"/>
    <meta:generator>OpenOffice.org/3.3$Linux OpenOffice.org_project/330m20$Build-9567</meta:generator>
  </office:meta>
</office:document-meta>
</file>